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fill="solid" draw:fill-color="#cccccc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5cm" svg:height="1.61cm" svg:x="0.25cm" svg:y="3.06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cm" svg:height="4.9cm" svg:x="6.34cm" svg:y="1.7cm"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05cm" svg:y1="3.55cm" svg:x2="5.85cm" svg:y2="3.55cm">
          <text:p text:style-name="P3"/>
        </draw:line>
        <draw:line draw:style-name="gr4" draw:text-style-name="P4" draw:layer="layout" svg:x1="5.85cm" svg:y1="4.25cm" svg:x2="3.05cm" svg:y2="4.25cm">
          <text:p/>
        </draw:line>
        <draw:frame draw:style-name="gr5" draw:text-style-name="P5" draw:layer="layout" svg:width="3.7cm" svg:height="1.199cm" svg:x="2.6cm" svg:y="2.301cm">
          <draw:text-box>
            <text:p text:style-name="P5"><text:span text:style-name="T2">HTTP-Request (URL) </text:span></text:p>
          </draw:text-box>
        </draw:frame>
        <draw:frame draw:style-name="gr5" draw:text-style-name="P5" draw:layer="layout" svg:width="4.02cm" svg:height="1.199cm" svg:x="2.48cm" svg:y="4.4cm">
          <draw:text-box>
            <text:p text:style-name="P5"><text:span text:style-name="T2">HTTP-Response (file)</text:span></text:p>
          </draw:text-box>
        </draw:frame>
        <draw:custom-shape draw:style-name="gr6" draw:text-style-name="P5" draw:layer="layout" svg:width="2.17cm" svg:height="2.03cm" svg:x="10.8cm" svg:y="2.07cm">
          <text:p text:style-name="P5"><text:span text:style-name="T2">Databas</text:span><text:span text:style-name="T2">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5" draw:layer="layout" svg:width="3.9cm" svg:height="1.5cm" svg:x="10.8cm" svg:y="5.1cm">
          <text:p text:style-name="P6"><text:span text:style-name="T2">Applica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1cm" svg:y1="5.1cm" svg:x2="11.1cm" svg:y2="6.6cm">
          <text:p/>
        </draw:line>
        <draw:line draw:style-name="gr7" draw:text-style-name="P4" draw:layer="layout" svg:x1="14.4cm" svg:y1="5.1cm" svg:x2="14.4cm" svg:y2="6.6cm">
          <text:p/>
        </draw:line>
        <draw:custom-shape draw:style-name="gr6" draw:text-style-name="P5" draw:layer="layout" svg:width="2.771cm" svg:height="1.1cm" svg:x="6.5cm" svg:y="4.8cm">
          <text:p text:style-name="P6"><text:span text:style-name="T2">Server-side </text:span></text:p>
          <text:p text:style-name="P6"><text:span text:style-name="T2">Program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705cm" svg:y1="4.8cm" svg:x2="6.705cm" svg:y2="5.9cm">
          <text:p/>
        </draw:line>
        <draw:line draw:style-name="gr7" draw:text-style-name="P4" draw:layer="layout" svg:x1="9.1cm" svg:y1="4.8cm" svg:x2="9.1cm" svg:y2="5.9cm">
          <text:p/>
        </draw:line>
        <draw:custom-shape draw:style-name="gr6" draw:text-style-name="P5" draw:layer="layout" svg:width="2.2cm" svg:height="2cm" svg:x="6.8cm" svg:y="2.6cm">
          <text:p text:style-name="P6"><text:span text:style-name="T2">HTML, </text:span></text:p>
          <text:p text:style-name="P6"><text:span text:style-name="T2">Forms, </text:span></text:p>
          <text:p text:style-name="P6"><text:span text:style-name="T2">Apple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9.3cm" svg:y1="5cm" svg:x2="10.8cm" svg:y2="3.6cm">
          <text:p/>
        </draw:line>
        <draw:line draw:style-name="gr8" draw:text-style-name="P4" draw:layer="layout" svg:x1="9.3cm" svg:y1="5.5cm" svg:x2="10.9cm" svg:y2="6cm">
          <text:p/>
        </draw:line>
        <draw:frame draw:style-name="gr9" draw:text-style-name="P7" draw:layer="layout" svg:width="3.2cm" svg:height="0.725cm" svg:x="6.5cm" svg:y="1.8cm">
          <draw:text-box>
            <text:p text:style-name="P7"><text:span text:style-name="T1">Web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3-11-21T00:15:01.659285812</meta:creation-date>
    <dc:date>2013-11-21T00:56:30.922340896</dc:date>
    <dc:creator>markusjudge </dc:creator>
    <meta:editing-duration>PT25M56S</meta:editing-duration>
    <meta:editing-cycles>2</meta:editing-cycles>
    <meta:generator>LibreOffice/4.1.3.2$Linux_X86_64 LibreOffice_project/410m0$Build-2</meta:generator>
    <meta:document-statistic meta:object-count="17"/>
  </office:meta>
</office:document-meta>
</file>